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38.42mm"/>
    </style:style>
    <style:style style:name="co5" style:family="table-column">
      <style:table-column-properties fo:break-before="auto" style:column-width="23.11mm"/>
    </style:style>
    <style:style style:name="co6" style:family="table-column">
      <style:table-column-properties fo:break-before="auto" style:column-width="59.99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11.6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7.94mm" fo:break-before="auto" style:use-optimal-row-height="true"/>
    </style:style>
    <style:style style:name="ro6" style:family="table-row">
      <style:table-row-properties style:row-height="20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vertical-align="top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vertical-align="top"/>
    </style:style>
    <style:style style:name="ce26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000080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000080" fo:font-weight="bold" style:font-weight-asian="bold" style:font-weight-complex="bold"/>
    </style:style>
    <style:style style:name="ce31" style:family="table-cell" style:parent-style-name="Default">
      <style:table-cell-properties fo:background-color="#0000ff"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style:vertical-align="top"/>
      <style:text-properties fo:color="#ff0000"/>
    </style:style>
    <style:style style:name="ce13" style:family="table-cell" style:parent-style-name="Default">
      <style:table-cell-properties fo:border="0.06pt solid #000000" style:vertical-align="top"/>
      <style:text-properties fo:color="#ff0000"/>
    </style:style>
    <style:style style:name="ce35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8" style:family="table-cell" style:parent-style-name="Default">
      <style:table-cell-properties style:vertical-align="top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1" table:default-cell-style-name="ce7"/>
        <table:table-column table:style-name="co5" table:default-cell-style-name="ce12"/>
        <table:table-column table:style-name="co6" table:default-cell-style-name="ce1"/>
        <table:table-column table:style-name="co1" table:number-columns-repeated="57" table:default-cell-style-name="ce1"/>
        <table:table-column table:style-name="co1" table:number-columns-repeated="960" table:default-cell-style-name="Default"/>
        <table:table-row table:style-name="ro1">
          <table:table-cell table:number-columns-repeated="3"/>
          <table:table-cell table:style-name="ce6" office:value-type="string" calcext:value-type="string">
            <text:p>NOTA </text:p>
            <text:p>AUTO-EVALUADA </text:p>
            <text:p>POR ALUMNO</text:p>
          </table:table-cell>
          <table:table-cell table:style-name="ce6" office:value-type="string" calcext:value-type="string">
            <text:p>No completo</text:p>
          </table:table-cell>
          <table:table-cell table:style-name="ce11" office:value-type="string" calcext:value-type="string">
            <text:p>NOTA </text:p>
            <text:p>EVALUADA </text:p>
            <text:p>PROFE</text:p>
          </table:table-cell>
          <table:table-cell table:style-name="ce15" office:value-type="string" calcext:value-type="string">
            <text:p>OBSERVACIONES del alumno</text:p>
          </table:table-cell>
          <table:table-cell table:style-name="ce15" table:number-columns-repeated="57"/>
          <table:table-cell table:number-columns-repeated="960"/>
        </table:table-row>
        <table:table-row table:style-name="ro2">
          <table:table-cell/>
          <table:table-cell table:style-name="Default" table:number-columns-repeated="2"/>
          <table:table-cell office:value-type="string" calcext:value-type="string">
            <text:p>(RELLENAR SOLO </text:p>
            <text:p>ESTA COLUMNA</text:p>
            <text:p>Y la de Observaciones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arte</text:p>
          </table:table-cell>
          <table:table-cell table:style-name="ce2" office:value-type="string" calcext:value-type="string">
            <text:p>Específico</text:p>
          </table:table-cell>
          <table:table-cell table:style-name="ce2" office:value-type="string" calcext:value-type="string">
            <text:p>Valor</text:p>
          </table:table-cell>
          <table:table-cell table:style-name="ce8"/>
          <table:table-cell table:style-name="ce8" table:formula="of:=IF([.C3]=[.D3];0 ;1)" office:value-type="float" office:value="1" calcext:value-type="float">
            <text:p>1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3">
          <table:table-cell table:style-name="ce17" office:value-type="string" calcext:value-type="string" table:number-columns-spanned="1" table:number-rows-spanned="6">
            <text:p>Específico</text:p>
          </table:table-cell>
          <table:table-cell table:style-name="ce21" office:value-type="string" calcext:value-type="string">
            <text:p>Correcta visualización de los mapas y las rutas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IF([.C4]=[.D4];0 ;1)" office:value-type="float" office:value="0" calcext:value-type="float">
            <text:p>0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4">
          <table:covered-table-cell table:style-name="ce18"/>
          <table:table-cell table:style-name="ce21" office:value-type="string" calcext:value-type="string">
            <text:p>Posibilidad de cambiar el origen de la ruta en el mapa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IF([.C5]=[.D5];0 ;1)" office:value-type="float" office:value="0" calcext:value-type="float">
            <text:p>0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3">
          <table:covered-table-cell table:style-name="ce18"/>
          <table:table-cell table:style-name="ce21" office:value-type="string" calcext:value-type="string">
            <text:p>Crear correctamente la clase DB.</text:p>
          </table:table-cell>
          <table:table-cell table:style-name="ce21"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formula="of:=IF([.C6]=[.D6];0 ;1)" office:value-type="float" office:value="0" calcext:value-type="float">
            <text:p>0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3">
          <table:covered-table-cell table:style-name="ce18"/>
          <table:table-cell table:style-name="ce21" office:value-type="string" calcext:value-type="string">
            <text:p>Formularios de nuevo anuncio</text:p>
          </table:table-cell>
          <table:table-cell table:style-name="ce21"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formula="of:=IF([.C7]=[.D7];0 ;1)" office:value-type="float" office:value="0" calcext:value-type="float">
            <text:p>0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3">
          <table:covered-table-cell table:style-name="ce18"/>
          <table:table-cell table:style-name="ce21" office:value-type="string" calcext:value-type="string">
            <text:p>Formulario edición anuncio</text:p>
          </table:table-cell>
          <table:table-cell table:style-name="ce21"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formula="of:=IF([.C8]=[.D8];0 ;1)" office:value-type="float" office:value="0" calcext:value-type="float">
            <text:p>0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5">
          <table:covered-table-cell table:style-name="ce18"/>
          <table:table-cell table:style-name="ce21" office:value-type="string" calcext:value-type="string">
            <text:p>Redirección a login desde invitado al pulsar en nuevo anuncio</text:p>
          </table:table-cell>
          <table:table-cell table:style-name="ce21"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formula="of:=IF([.C9]=[.D9];0 ;1)" office:value-type="float" office:value="0" calcext:value-type="float">
            <text:p>0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3">
          <table:table-cell table:style-name="ce17" office:value-type="string" calcext:value-type="string" table:number-columns-spanned="1" table:number-rows-spanned="6">
            <text:p>General</text:p>
          </table:table-cell>
          <table:table-cell table:style-name="ce21" office:value-type="string" calcext:value-type="string">
            <text:p>Utilización correcta de la POO.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IF([.C10]=[.D10];0 ;1)" office:value-type="float" office:value="0" calcext:value-type="float">
            <text:p>0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3">
          <table:covered-table-cell table:style-name="ce18"/>
          <table:table-cell table:style-name="ce21" office:value-type="string" calcext:value-type="string">
            <text:p>Utilización correcta de Ajax.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8" table:formula="of:=IF([.C11]=[.D11];0 ;1)" office:value-type="float" office:value="0" calcext:value-type="float">
            <text:p>0</text:p>
          </table:table-cell>
          <table:table-cell table:style-name="ce35"/>
          <table:table-cell table:style-name="ce24"/>
          <table:table-cell table:number-columns-repeated="1017"/>
        </table:table-row>
        <table:table-row table:style-name="ro3">
          <table:covered-table-cell table:style-name="ce18"/>
          <table:table-cell table:style-name="ce21" office:value-type="string" calcext:value-type="string">
            <text:p>Correcta funcionalidad de la aplicación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IF([.C12]=[.D12];0 ;1)" office:value-type="float" office:value="0" calcext:value-type="float">
            <text:p>0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3">
          <table:covered-table-cell table:style-name="ce18"/>
          <table:table-cell table:style-name="ce21" office:value-type="string" calcext:value-type="string">
            <text:p>Control de errores mediante excepciones.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"/>
          <table:table-cell table:style-name="ce24"/>
          <table:table-cell table:number-columns-repeated="1017"/>
        </table:table-row>
        <table:table-row table:style-name="ro6">
          <table:covered-table-cell table:style-name="ce18"/>
          <table:table-cell table:style-name="ce21" office:value-type="string" calcext:value-type="string">
            <text:p>Facilidad de evaluación: usuarios correctos en bases de datos, carpetas sin espacios en el ZIP, rutas relativas y posibilidad de instalar en cualquier directorio, capturas y auto-evaluación rellenas correctamente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3">
          <table:covered-table-cell table:style-name="ce18"/>
          <table:table-cell table:style-name="ce21" office:value-type="string" calcext:value-type="string">
            <text:p>Impresión general de la aplicación.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IF([.C15]=[.D15];0 ;1)" office:value-type="float" office:value="0" calcext:value-type="float">
            <text:p>0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3">
          <table:table-cell/>
          <table:table-cell table:style-name="ce23" office:value-type="string" calcext:value-type="string">
            <text:p>TOTAL (CALCULADA AUTO)</text:p>
          </table:table-cell>
          <table:table-cell table:style-name="ce23" table:formula="of:=SUM([.C3:.C15])" office:value-type="float" office:value="10" calcext:value-type="float">
            <text:p>10</text:p>
          </table:table-cell>
          <table:table-cell table:style-name="ce31" table:formula="of:=SUM([.D3:.D15])" office:value-type="float" office:value="10" calcext:value-type="float">
            <text:p>10</text:p>
          </table:table-cell>
          <table:table-cell table:style-name="ce8"/>
          <table:table-cell table:style-name="ce23" table:formula="of:=SUM([.F3:.F15])" office:value-type="float" office:value="0" calcext:value-type="float">
            <text:p>0</text:p>
          </table:table-cell>
          <table:table-cell table:style-name="ce23"/>
          <table:table-cell table:style-name="ce15" table:number-columns-repeated="57"/>
          <table:table-cell table:number-columns-repeated="960"/>
        </table:table-row>
        <table:table-row table:style-name="ro3">
          <table:table-cell/>
          <table:table-cell table:style-name="ce24" table:number-columns-repeated="2"/>
          <table:table-cell table:style-name="ce8" table:number-columns-repeated="2"/>
          <table:table-cell table:style-name="ce13"/>
          <table:table-cell table:style-name="ce24"/>
          <table:table-cell table:number-columns-repeated="1017"/>
        </table:table-row>
        <table:table-row table:style-name="ro3">
          <table:table-cell/>
          <table:table-cell table:style-name="ce26"/>
          <table:table-cell table:style-name="Default" table:number-columns-repeated="2"/>
          <table:table-cell table:style-name="ce8"/>
          <table:table-cell table:style-name="Default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Default" table:number-columns-repeated="3"/>
          <table:table-cell table:style-name="ce8"/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table:style-name="Default" table:number-columns-repeated="3"/>
          <table:table-cell table:style-name="ce8"/>
          <table:table-cell table:style-name="Default" table:number-columns-repeated="2"/>
          <table:table-cell table:style-name="ce38" table:number-columns-repeated="1017"/>
        </table:table-row>
        <table:table-row table:style-name="ro3" table:number-rows-repeated="6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3:32:26.3234400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MN </meta:initial-creator>
    <meta:creation-date>2016-10-02T13:13:01.821582033</meta:creation-date>
    <dc:date>2020-04-06T13:32:59.157747497</dc:date>
    <meta:editing-duration>PT1H6M8S</meta:editing-duration>
    <meta:editing-cycles>26</meta:editing-cycles>
    <meta:generator>LibreOffice/6.0.7.3$Linux_X86_64 LibreOffice_project/00m0$Build-3</meta:generator>
    <meta:document-statistic meta:table-count="1" meta:cell-count="62" meta:object-count="0"/>
  </office:meta>
</office:document-meta>
</file>